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BCDEE+Calibri" svg:font-family="ABCDEE+Calibri" style:font-family-generic="swiss"/>
    <style:font-face style:name="Arial1" svg:font-family="Arial" style:font-family-generic="swiss"/>
    <style:font-face style:name="Arial,Bold" svg:font-family="'Arial,Bold'" style:font-family-generic="swiss"/>
    <style:font-face style:name="Courier 10 Pitch" svg:font-family="'Courier 10 Pitch'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left="4.4311in" fo:margin-right="0in" fo:text-align="start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-0.4925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urier 10 Pitch" fo:font-size="12p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10 Pitch" fo:font-size="12pt" style:font-name-asian="Arial1" style:font-size-asian="12pt" style:font-name-complex="Arial1" style:font-size-complex="12pt"/>
    </style:style>
    <style:style style:name="P14" style:family="paragraph" style:parent-style-name="Standard">
      <style:paragraph-properties fo:margin-left="1.4772in" fo:margin-right="0in" fo:text-align="start" style:justify-single-word="false" fo:text-indent="0in" style:auto-text-indent="false" style:text-autospace="none"/>
      <style:text-properties style:font-name="Courier 10 Pitch" fo:font-size="12pt" style:font-name-asian="Arial1" style:font-size-asian="12pt" style:font-name-complex="Arial1" style:font-size-complex="12pt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Times New Roman" fo:font-size="12pt" style:font-name-asian="ABCDEE+Calibri" style:font-size-asian="12pt" style:font-name-complex="ABCDEE+Calibri" style:font-size-complex="12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,Bold" style:font-size-asian="12pt" style:font-name-complex="Arial,Bold" style:font-size-complex="12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1" style:font-size-asian="12pt" style:font-name-complex="Arial1" style:font-size-complex="12pt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Courier 10 Pitch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urier 10 Pitch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10 Pitch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8" style:family="paragraph" style:parent-style-name="Standard">
      <style:text-properties style:font-name="Times New Roman" fo:font-size="12pt" fo:font-weight="normal" style:font-name-asian="Arial,Bold" style:font-size-asian="12pt" style:font-weight-asian="normal" style:font-name-complex="Arial,Bold" style:font-size-complex="12pt" style:font-weight-complex="normal"/>
    </style:style>
    <style:style style:name="P29" style:family="paragraph" style:parent-style-name="Standard">
      <style:text-properties style:font-name="Times New Roman" fo:font-size="12pt" fo:font-weight="bold" style:font-name-asian="Arial,Bold" style:font-size-asian="12pt" style:font-weight-asian="bold" style:font-name-complex="Arial,Bold" style:font-size-complex="12pt" style:font-weight-complex="bold"/>
    </style:style>
    <style:style style:name="P30" style:family="paragraph" style:parent-style-name="Standard">
      <style:text-properties style:font-name="Courier 10 Pitch" fo:font-size="12pt" fo:font-weight="normal" style:font-name-asian="Arial,Bold" style:font-size-asian="12pt" style:font-weight-asian="normal" style:font-name-complex="Arial,Bold" style:font-size-complex="12pt" style:font-weight-complex="normal"/>
    </style:style>
    <style:style style:name="P31" style:family="paragraph" style:parent-style-name="Standard">
      <style:text-properties style:font-name="Times New Roman" fo:font-size="14pt" fo:font-weight="normal" style:font-name-asian="Arial,Bold" style:font-size-asian="14pt" style:font-weight-asian="normal" style:font-name-complex="Arial1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name-asian="Arial,Bold" style:font-weight-asian="bold" style:font-name-complex="Arial,Bold" style:font-weight-complex="bold"/>
    </style:style>
    <style:style style:name="T7" style:family="text">
      <style:text-properties style:font-name-asian="Arial,Bold" style:font-name-complex="Arial1"/>
    </style:style>
    <style:style style:name="T8" style:family="text">
      <style:text-properties style:text-underline-style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-asian="Arial1" style:font-name-complex="Arial1"/>
    </style:style>
    <style:style style:name="T11" style:family="text">
      <style:text-properties fo:font-style="italic" style:font-name-asian="Arial1" style:font-style-asian="italic" style:font-name-complex="Arial1" style:font-style-complex="italic"/>
    </style:style>
    <style:style style:name="T12" style:family="text">
      <style:text-properties style:font-name-asian="Arial,Bold" style:font-name-complex="Arial,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P 521, Homework 2</text:p>
      <text:p text:style-name="P1">Jeremy Calvert</text:p>
      <text:p text:style-name="P1">Michael Howe</text:p>
      <text:p text:style-name="P2"/>
      <text:p text:style-name="P3">1 <text:tab/>Chapter 3, Problem 6</text:p>
      <text:p text:style-name="P3"/>
      <text:p text:style-name="P4"><text:span text:style-name="T1">Idea: </text:span><text:span text:style-name="T2">We assume that a graph is equal to any tree iff it is acyclic then </text:span>prove the contrapositive of the problem statement</text:p>
      <text:p text:style-name="P4"><text:tab/><text:span text:style-name="T3">Assertion</text:span><text:span text:style-name="T4"><text:tab/><text:tab/><text:tab/><text:tab/><text:tab/><text:tab/><text:tab/><text:tab/><text:tab/>(a)</text:span></text:p>
      <text:p text:style-name="P5">if the graph contains cycles,</text:p>
      <text:p text:style-name="P5">then for any vertex u, and any depth-first search from u, all breadth-first searches yield the same tree.</text:p>
      <text:p text:style-name="P4"/>
      <text:p text:style-name="P6">Formally:<text:span text:style-name="T2"> </text:span></text:p>
      <text:p text:style-name="P7"/>
      <text:p text:style-name="P8">Proof</text:p>
      <text:p text:style-name="P9">Suppose the graph contains cycles but the not the conclusion. <text:s/>Then for some vertex u, and some depth-first search from u, some breadth-first searches that yields a different tree.<text:line-break/></text:p>
      <text:p text:style-name="P9">Choose a cycle C and a vertex u such that C is minimal w.r.t. u, meaning there is no shorter non-trivial cycle containing u with no repeating vertexes or edges. <text:s/>Denote the cycle v_0, v_1, ..., v_N <text:s/>where u and v_0 are linked, and u and v_N are linked. <text:s/>By assumption, N &gt; 0 and v_i != v_j &lt;==&gt; i != j. <text:s/>There exists a depth first search that does not have v_N as a proper descendant of u, by definition of C. <text:s/>But there is a breadth first tree from u which has both v_0 and v_N as a direct descendants. <text:s/>A contradiction that there can be cycles in this case.</text:p>
      <text:p text:style-name="P9"/>
      <text:p text:style-name="P8"><text:span text:style-name="T2"/></text:p>
      <text:p text:style-name="P3">2<text:tab/>Chapter 3, Problem 9</text:p>
      <text:p text:style-name="P3"/>
      <text:p text:style-name="P6"><text:span text:style-name="T5">Algorithm</text:span>:</text:p>
      <text:p text:style-name="P10"><text:span text:style-name="T6">Idea: <text:s/></text:span><text:span text:style-name="T7">Our algorithm uses the breadth-first search algorithm with a simple enhancement. It keeps track of the number of nodes at a particular level. If there is only one node at the level, this must be the node sought out in the problem and it is returned.</text:span></text:p>
      <text:p text:style-name="P11"/>
      <text:p text:style-name="P11">Formally:</text:p>
      <text:p text:style-name="P12">Let R consist of nodes to which s has a path</text:p>
      <text:p text:style-name="P12">Initially R = {s}</text:p>
      <text:p text:style-name="P12">Keep track of the number of nodes at each level</text:p>
      <text:p text:style-name="P13">While there is an edge (u,v) where u is in the set R and v is not in the set R</text:p>
      <text:p text:style-name="P13">Add v to R</text:p>
      <text:p text:style-name="P13">If v is the only node in its level</text:p>
      <text:p text:style-name="P14">Return the node v</text:p>
      <text:p text:style-name="P13">EndIf</text:p>
      <text:p text:style-name="P12">Endwhile</text:p>
      <text:p text:style-name="P15"/>
      <text:p text:style-name="P16"><text:span text:style-name="T1">Correctness: <text:s/></text:span>The graph is connected, so it must find any such node v.</text:p>
      <text:p text:style-name="P16"/>
      <text:p text:style-name="P17"><text:span text:style-name="T6">Complexity: <text:s/></text:span>The complexity is O(m+n). This algorithm simply uses the breadth-first algorithm with fixed-length operations to track the number of nodes at each level.</text:p>
      <text:p text:style-name="P16"/>
      <text:p text:style-name="P2">Proof:</text:p>
      <text:p text:style-name="P4"><text:span text:style-name="T1">Idea: </text:span>We prove the that if the assertion holds, there must be some level in a breadth first tree that contains a single node v. <text:s/>We then show this means that removing v destroys connectivity of the graph.</text:p>
      <text:p text:style-name="P4"/>
      <text:p text:style-name="P6">Formally:</text:p>
      <text:p text:style-name="P8">Assertion<text:span text:style-name="T8"><text:tab/><text:tab/><text:tab/><text:tab/><text:tab/><text:tab/><text:tab/><text:tab/><text:tab/><text:tab/>(a)</text:span></text:p>
      <text:p text:style-name="P9">Suppose that an n-node undirected graph G = (V, E) contains two nodes s and t such that the distance between s and t is strictly greater than n/2. <text:s text:c="2"/>Then there is some node-level <text:span text:style-name="T9">between </text:span>s and t in any breadth-first tree starting at s that contains a single node v.</text:p>
      <text:p text:style-name="P9"/>
      <text:p text:style-name="P8">Proof</text:p>
      <text:p text:style-name="P9">A counting argument. <text:s/>If the distance is greater than n/2, then there must be at least n/2 + 1 node-levels. <text:s/>The first and the last level may contain as few as 1 node (the levels containing s and t). <text:s/>That leaves n/2 – 2 levels containing at least n - 2 nodes. <text:s/>But if each level contained only 2 nodes, we'd have n – 4 nodes, which is less than n – 2. <text:s/>A contradiction, so there must be a level between s and t that contains a single node.</text:p>
      <text:p text:style-name="P18"/>
      <text:p text:style-name="P8">Assertion</text:p>
      <text:p text:style-name="P19">Removal of a node v, as defined in assertion (a) destroys the connectivity of the graph.</text:p>
      <text:p text:style-name="P19"/>
      <text:p text:style-name="P20">Proof</text:p>
      <text:p text:style-name="P19">All edges of the original undirected graph G that do not occur in the breadth first tree span at most a single proper generation. <text:s/>But removal of v requires a spanning of two proper generations to connect the set of proper ancestors and proper descendants of v.</text:p>
      <text:p text:style-name="P21"/>
      <text:p text:style-name="P3">3<text:tab/>Chapter 3, Problem 11</text:p>
      <text:p text:style-name="P3"/>
      <text:p text:style-name="P6"><text:span text:style-name="T5">Algorithm</text:span>:</text:p>
      <text:p text:style-name="P22"><text:span text:style-name="T6">Idea: <text:s/></text:span><text:span text:style-name="T10">We draw a graph as follows. <text:s/>Begin with graph consisting solely of node A and no edges. <text:s/>For the n triples (C, D, T) with T greater than x and less than y (in provided ordering), draw an edge between </text:span><text:span text:style-name="T11">some </text:span><text:span text:style-name="T10">infected node E(T) (not necessarily C) and D if and only if C is already in the graph, and D is not yet in the graph. Then the question of whether B has been infected by A at time y is equivalent to whether B is in this graph.</text:span></text:p>
      <text:p text:style-name="P23"/>
      <text:p text:style-name="P11">Formally:</text:p>
      <text:p text:style-name="P24">Let G = graph with single node A and no edges:</text:p>
      <text:p text:style-name="P24">Foreach triple (C, D, T) : x &lt;= T &lt;= y (in order)</text:p>
      <text:p text:style-name="P24"><text:tab/>Let E(T) be the first node infected at time T</text:p>
      <text:p text:style-name="P25">If (C in G AND D not in G)</text:p>
      <text:p text:style-name="P26">Add to G, node D and edge from E(T) to D</text:p>
      <text:p text:style-name="P26"><text:tab/>If D == B</text:p>
      <text:p text:style-name="P26"><text:tab/><text:tab/>return true</text:p>
      <text:p text:style-name="P25">End If</text:p>
      <text:p text:style-name="P25">If (D in G AND C not in G)</text:p>
      <text:p text:style-name="P26">Add to G, node C and edge from E(T) to C</text:p>
      <text:p text:style-name="P26"><text:tab/>If C == B</text:p>
      <text:p text:style-name="P26"><text:tab/><text:tab/>return true</text:p>
      <text:p text:style-name="P25">End If</text:p>
      <text:p text:style-name="P27">End Foreach</text:p>
      <text:p text:style-name="P27">return false</text:p>
      <text:p text:style-name="P27"/>
      <text:p text:style-name="P10"><text:span text:style-name="T6">Complexity: <text:s/></text:span><text:span text:style-name="T12">This runs in time O(m), where m is the number of triples between times x and y, by virtue of it being a simple foreach loop.</text:span></text:p>
      <text:p text:style-name="P28"/>
      <text:p text:style-name="P28"><text:span text:style-name="T1">Correctness: <text:s/></text:span>If B does not appear in the list of triples, then it could not possibly be infected by A, a contradiction. <text:s/>Otherwise, let U be the last time at which B appears in the set of triples, and let C be the other node in the triple. <text:s/>If C is not infected, then B does not become infected at any subsequent time, again a contradiction. <text:s/>If C is infected, then the algorithm adds B to the graph with an edge connecting it to E(U).</text:p>
      <text:p text:style-name="P28"/>
      <text:p text:style-name="P3">4<text:tab/>Chapter 4, Problem 4</text:p>
      <text:p text:style-name="P3"/>
      <text:p text:style-name="P6"><text:span text:style-name="T5">Algorithm</text:span>:</text:p>
      <text:p text:style-name="P10"><text:span text:style-name="T6">Idea:</text:span><text:span text:style-name="T12"> We devise a greedy algorithm that walks the larger sequence while keeping track of the longest matched prefix of the subsequence resulting from removal of elements from the larger sequence.</text:span></text:p>
      <text:p text:style-name="P28"/>
      <text:p text:style-name="P29">Formally:</text:p>
      <text:p text:style-name="P30"/>
      <text:p text:style-name="P30">Let M be elements matched (in order) to S', initialized to length 0</text:p>
      <text:p text:style-name="P30">Let w be the first element in S'</text:p>
      <text:p text:style-name="P30">Foreach(s in S)</text:p>
      <text:p text:style-name="P30"><text:tab/>If (s = w) </text:p>
      <text:p text:style-name="P30"><text:tab/><text:tab/>add s to M</text:p>
      <text:p text:style-name="P30"><text:tab/><text:tab/>If size(M) = size(S')</text:p>
      <text:p text:style-name="P30"><text:tab/><text:tab/><text:tab/>return</text:p>
      <text:p text:style-name="P30"><text:tab/><text:tab/>Else</text:p>
      <text:p text:style-name="P30"><text:tab/><text:tab/><text:tab/>Let w be the next element in S'</text:p>
      <text:p text:style-name="P30"><text:tab/><text:tab/>End If</text:p>
      <text:p text:style-name="P30"><text:tab/>End If</text:p>
      <text:p text:style-name="P30">End Foreach</text:p>
      <text:p text:style-name="P30"/>
      <text:p text:style-name="P10"><text:span text:style-name="T6">Complexity: <text:s/></text:span><text:span text:style-name="T12">This runs in time O(n), where n is the number of elements in S by virtue of it being a foreach loop.</text:span></text:p>
      <text:p text:style-name="P28"/>
      <text:p text:style-name="P29">Correctness: <text:s/><text:span text:style-name="T2">Suppose S' is a subsequence of S, but our algorithm does not determine it to be. <text:s/>Let t be the first element of S' that is not added to M in our algorithm. <text:s/>Since S' is a subsequence, there must be another occurrence of t, call it u, in S, later than the last element matched in S'. <text:s/>Then at stage u in the above algorithm, we will add t to S', a contradiction. <text:s/>//</text:span></text:p>
      <text:p text:style-name="P28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BCDEE+Calibri" svg:font-family="ABCDEE+Calibri" style:font-family-generic="swiss"/>
    <style:font-face style:name="Arial1" svg:font-family="Arial" style:font-family-generic="swiss"/>
    <style:font-face style:name="Arial,Bold" svg:font-family="'Arial,Bold'" style:font-family-generic="swiss"/>
    <style:font-face style:name="Courier 10 Pitch" svg:font-family="'Courier 10 Pitch'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eremyc</meta:initial-creator>
    <meta:creation-date>2007-01-06T16:51:10</meta:creation-date>
    <dc:creator>jeremyc</dc:creator>
    <dc:date>2007-01-23T22:51:34</dc:date>
    <dc:language>en-US</dc:language>
    <meta:editing-cycles>54</meta:editing-cycles>
    <meta:editing-duration>P4DT13H14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7" meta:word-count="1120" meta:character-count="5580"/>
  </office:meta>
</office:document-meta>
</file>